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0cm" svg:y="2.943cm">
            <draw:object draw:notify-on-update-of-ranges="Feuille1.A1:Feuille1.A1 Feuille1.A2:Feuille1.A6 Feuille1.C1:Feuille1.C1 Feuille1.C2:Feuille1.C6 Feuille1.E1:Feuille1.E1 Feuille1.E2:Feuille1.E6 Feuille1.L1:Feuille1.L1 Feuille1.L2:Feuille1.L6 Feuille1.H1:Feuille1.H1 Feuille1.H2:Feuille1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028cm" svg:y="2.79cm">
            <draw:object draw:notify-on-update-of-ranges="Feuille1.A2:Feuille1.A6 Feuille1.C1:Feuille1.C1 Feuille1.C2:Feuille1.C6 Feuille1.E1:Feuille1.E1 Feuille1.E2:Feuille1.E6 Feuille1.L1:Feuille1.L1 Feuille1.L2:Feuille1.L6 Feuille1.H1:Feuille1.H1 Feuille1.H2:Feuille1.H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001cm" svg:y="11.893cm">
            <draw:object draw:notify-on-update-of-ranges="Feuille1.A2:Feuille1.A6 Feuille1.E1:Feuille1.E1 Feuille1.E2:Feuille1.E6 Feuille1.L1:Feuille1.L1 Feuille1.L2:Feuille1.L6 Feuille1.H1:Feuille1.H1 Feuille1.H2:Feuille1.H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5.991cm" svg:y="11.741cm">
            <draw:object draw:notify-on-update-of-ranges="Feuille1.A2:Feuille1.A6 Feuille1.C1:Feuille1.C1 Feuille1.C2:Feuille1.C6 Feuille1.E1:Feuille1.E1 Feuille1.E2:Feuille1.E6 Feuille1.L1:Feuille1.L1 Feuille1.L2:Feuille1.L6 Feuille1.H1:Feuille1.H1 Feuille1.H2:Feuille1.H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1.951cm" svg:y="2.71cm">
            <draw:object draw:notify-on-update-of-ranges="Feuille1.A2:Feuille1.A6 Feuille1.D1:Feuille1.D1 Feuille1.D2:Feuille1.D6 Feuille1.F1:Feuille1.F1 Feuille1.F2:Feuille1.F6 Feuille1.M1:Feuille1.M1 Feuille1.M2:Feuille1.M6 Feuille1.I1:Feuille1.I1 Feuille1.I2:Feuille1.I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ce7"/>
        <table:table-column table:style-name="co1" table:default-cell-style-name="Default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Default"/>
        <table:table-column table:style-name="co2" table:number-columns-repeated="2" table:default-cell-style-name="ce7"/>
        <table:table-column table:style-name="co7" table:default-cell-style-name="ce7"/>
        <table:table-column table:style-name="co1" table:number-columns-repeated="1009" table:default-cell-style-name="Default"/>
        <table:table-row table:style-name="ro1">
          <table:table-cell table:style-name="ce1"/>
          <table:table-cell table:style-name="ce1" office:value-type="string" calcext:value-type="string">
            <text:p>Inscrits</text:p>
          </table:table-cell>
          <table:table-cell table:style-name="ce1" office:value-type="string" calcext:value-type="string">
            <text:p>Abstention</text:p>
          </table:table-cell>
          <table:table-cell table:style-name="ce5" office:value-type="string" calcext:value-type="string">
            <text:p>% Abstention / Inscrits</text:p>
          </table:table-cell>
          <table:table-cell table:style-name="ce1" office:value-type="string" calcext:value-type="string">
            <text:p>Blancs + Nuls</text:p>
          </table:table-cell>
          <table:table-cell table:style-name="ce5" office:value-type="string" calcext:value-type="string">
            <text:p>% Blancs / Inscrits</text:p>
          </table:table-cell>
          <table:table-cell table:style-name="ce5" office:value-type="string" calcext:value-type="string">
            <text:p>% Blancs / Votants</text:p>
          </table:table-cell>
          <table:table-cell table:style-name="ce1" office:value-type="string" calcext:value-type="string">
            <text:p>Gagnant</text:p>
          </table:table-cell>
          <table:table-cell table:style-name="ce5" office:value-type="string" calcext:value-type="string">
            <text:p>% Gagnant / Inscrits</text:p>
          </table:table-cell>
          <table:table-cell table:style-name="ce5" office:value-type="string" calcext:value-type="string">
            <text:p>% Gagnant / Votants</text:p>
          </table:table-cell>
          <table:table-cell table:style-name="ce5" office:value-type="string" calcext:value-type="string">
            <text:p>% Gagnant / Exprimés</text:p>
          </table:table-cell>
          <table:table-cell table:style-name="ce1" office:value-type="string" calcext:value-type="string">
            <text:p>Perdant</text:p>
          </table:table-cell>
          <table:table-cell table:style-name="ce5" office:value-type="string" calcext:value-type="string">
            <text:p>% Perdant / Inscrits</text:p>
          </table:table-cell>
          <table:table-cell table:style-name="ce5" office:value-type="string" calcext:value-type="string">
            <text:p>% Perdant / Votants</text:p>
          </table:table-cell>
          <table:table-cell table:style-name="ce5" office:value-type="string" calcext:value-type="string">
            <text:p><text:span text:style-name="T1">% Perd</text:span>ant / Exprimés</text:p>
          </table:table-cell>
          <table:table-cell table:style-name="ce2" table:number-columns-repeated="1009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3" office:value-type="float" office:value="41192272" calcext:value-type="float">
            <text:p>41192272</text:p>
          </table:table-cell>
          <table:table-cell table:style-name="ce3" office:value-type="float" office:value="8359440" calcext:value-type="float">
            <text:p>8359440</text:p>
          </table:table-cell>
          <table:table-cell table:style-name="ce6" table:formula="of:=[.C2]/[.B2]" office:value-type="percentage" office:value="0.202937094608426" calcext:value-type="percentage">
            <text:p>20,29 %</text:p>
          </table:table-cell>
          <table:table-cell table:style-name="ce8" table:formula="of:=32832832-31062928" office:value-type="float" office:value="1769904" calcext:value-type="float">
            <text:p>1769904</text:p>
          </table:table-cell>
          <table:table-cell table:style-name="ce9" table:formula="of:=[.E2]/[.B2]" office:value-type="percentage" office:value="0.0429668943728086" calcext:value-type="percentage">
            <text:p>4,30 %</text:p>
          </table:table-cell>
          <table:table-cell table:style-name="ce9" table:formula="of:=[.E2]/([.B2]-[.C2])" office:value-type="percentage" office:value="0.0539065286844583" calcext:value-type="percentage">
            <text:p>5,39 %</text:p>
          </table:table-cell>
          <table:table-cell table:style-name="ce4" office:value-type="float" office:value="25537894" calcext:value-type="float">
            <text:p>25537894</text:p>
          </table:table-cell>
          <table:table-cell table:style-name="ce10" table:formula="of:=[.H2]/[.B2]" office:value-type="percentage" office:value="0.619968085275801" calcext:value-type="percentage">
            <text:p>62,00 %</text:p>
          </table:table-cell>
          <table:table-cell table:style-name="ce10" table:formula="of:=[.H2]/([.B2]-[.C2])" office:value-type="percentage" office:value="0.777815754668985" calcext:value-type="percentage">
            <text:p>77,78 %</text:p>
          </table:table-cell>
          <table:table-cell table:style-name="ce10" table:formula="of:=[.H2]/([.B2]-[.C2]-[.E2])" office:value-type="percentage" office:value="0.822134152968452" calcext:value-type="percentage">
            <text:p>82,21 %</text:p>
          </table:table-cell>
          <table:table-cell table:style-name="ce3" office:value-type="float" office:value="5525034" calcext:value-type="float">
            <text:p>5525034</text:p>
          </table:table-cell>
          <table:table-cell table:style-name="ce6" table:formula="of:=[.L2]/[.B2]" office:value-type="percentage" office:value="0.134127925742965" calcext:value-type="percentage">
            <text:p>13,41 %</text:p>
          </table:table-cell>
          <table:table-cell table:style-name="ce9" table:formula="of:=[.L2]/([.B2]-[.C2])" office:value-type="percentage" office:value="0.168277716646557" calcext:value-type="percentage">
            <text:p>16,83 %</text:p>
          </table:table-cell>
          <table:table-cell table:style-name="ce9" table:formula="of:=[.L2]/([.B2]-[.C2]-[.E2])" office:value-type="percentage" office:value="0.177865847031548" calcext:value-type="percentage">
            <text:p>17,79 %</text:p>
          </table:table-cell>
          <table:table-cell table:number-columns-repeated="1009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4" office:value-type="float" office:value="44472733" calcext:value-type="float">
            <text:p>44472733</text:p>
          </table:table-cell>
          <table:table-cell table:style-name="ce4" office:value-type="float" office:value="7130729" calcext:value-type="float">
            <text:p>7130729</text:p>
          </table:table-cell>
          <table:table-cell table:style-name="ce6" table:formula="of:=[.C3]/[.B3]" office:value-type="percentage" office:value="0.160339347707729" calcext:value-type="percentage">
            <text:p>16,03 %</text:p>
          </table:table-cell>
          <table:table-cell table:style-name="ce4" office:value-type="float" office:value="1568426" calcext:value-type="float">
            <text:p>1568426</text:p>
          </table:table-cell>
          <table:table-cell table:style-name="ce9" table:formula="of:=[.E3]/[.B3]" office:value-type="percentage" office:value="0.0352671377313375" calcext:value-type="percentage">
            <text:p>3,53 %</text:p>
          </table:table-cell>
          <table:table-cell table:style-name="ce9" table:formula="of:=[.E3]/([.B3]-[.C3])" office:value-type="percentage" office:value="0.0420016558297193" calcext:value-type="percentage">
            <text:p>4,20 %</text:p>
          </table:table-cell>
          <table:table-cell table:style-name="ce4" office:value-type="float" office:value="18983138" calcext:value-type="float">
            <text:p>18983138</text:p>
          </table:table-cell>
          <table:table-cell table:style-name="ce10" table:formula="of:=[.H3]/[.B3]" office:value-type="percentage" office:value="0.42684891886451" calcext:value-type="percentage">
            <text:p>42,68 %</text:p>
          </table:table-cell>
          <table:table-cell table:style-name="ce10" table:formula="of:=[.H3]/([.B3]-[.C3])" office:value-type="percentage" office:value="0.50835884437268" calcext:value-type="percentage">
            <text:p>50,84 %</text:p>
          </table:table-cell>
          <table:table-cell table:style-name="ce10" table:formula="of:=[.H3]/([.B3]-[.C3]-[.E3])" office:value-type="percentage" office:value="0.53064689251939" calcext:value-type="percentage">
            <text:p>53,06 %</text:p>
          </table:table-cell>
          <table:table-cell table:style-name="ce4" office:value-type="float" office:value="16790440" calcext:value-type="float">
            <text:p>16790440</text:p>
          </table:table-cell>
          <table:table-cell table:style-name="ce6" table:formula="of:=[.L3]/[.B3]" office:value-type="percentage" office:value="0.377544595696424" calcext:value-type="percentage">
            <text:p>37,75 %</text:p>
          </table:table-cell>
          <table:table-cell table:style-name="ce9" table:formula="of:=[.L3]/([.B3]-[.C3])" office:value-type="percentage" office:value="0.449639499797601" calcext:value-type="percentage">
            <text:p>44,96 %</text:p>
          </table:table-cell>
          <table:table-cell table:style-name="ce9" table:formula="of:=[.L3]/([.B3]-[.C3]-[.E3])" office:value-type="percentage" office:value="0.46935310748061" calcext:value-type="percentage">
            <text:p>46,94 %</text:p>
          </table:table-cell>
          <table:table-cell table:number-columns-repeated="1009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4" office:value-type="float" office:value="46066307" calcext:value-type="float">
            <text:p>46066307</text:p>
          </table:table-cell>
          <table:table-cell table:style-name="ce4" office:value-type="float" office:value="9049998" calcext:value-type="float">
            <text:p>9049998</text:p>
          </table:table-cell>
          <table:table-cell table:style-name="ce6" table:formula="of:=[.C4]/[.B4]" office:value-type="percentage" office:value="0.196455904312017" calcext:value-type="percentage">
            <text:p>19,65 %</text:p>
          </table:table-cell>
          <table:table-cell table:style-name="ce4" office:value-type="float" office:value="2154956" calcext:value-type="float">
            <text:p>2154956</text:p>
          </table:table-cell>
          <table:table-cell table:style-name="ce9" table:formula="of:=[.E4]/[.B4]" office:value-type="percentage" office:value="0.0467794390377332" calcext:value-type="percentage">
            <text:p>4,68 %</text:p>
          </table:table-cell>
          <table:table-cell table:style-name="ce9" table:formula="of:=[.E4]/([.B4]-[.C4])" office:value-type="percentage" office:value="0.0582163932119758" calcext:value-type="percentage">
            <text:p>5,82 %</text:p>
          </table:table-cell>
          <table:table-cell table:style-name="ce4" office:value-type="float" office:value="18000668" calcext:value-type="float">
            <text:p>18000668</text:p>
          </table:table-cell>
          <table:table-cell table:style-name="ce10" table:formula="of:=[.H4]/[.B4]" office:value-type="percentage" office:value="0.390755612339405" calcext:value-type="percentage">
            <text:p>39,08 %</text:p>
          </table:table-cell>
          <table:table-cell table:style-name="ce10" table:formula="of:=[.H4]/([.B4]-[.C4])" office:value-type="percentage" office:value="0.486290191709822" calcext:value-type="percentage">
            <text:p>48,63 %</text:p>
          </table:table-cell>
          <table:table-cell table:style-name="ce10" table:formula="of:=[.H4]/([.B4]-[.C4]-[.E4])" office:value-type="percentage" office:value="0.51635024033634" calcext:value-type="percentage">
            <text:p>51,64 %</text:p>
          </table:table-cell>
          <table:table-cell table:style-name="ce4" office:value-type="float" office:value="16860685" calcext:value-type="float">
            <text:p>16860685</text:p>
          </table:table-cell>
          <table:table-cell table:style-name="ce6" table:formula="of:=[.L4]/[.B4]" office:value-type="percentage" office:value="0.366009044310845" calcext:value-type="percentage">
            <text:p>36,60 %</text:p>
          </table:table-cell>
          <table:table-cell table:style-name="ce9" table:formula="of:=[.L4]/([.B4]-[.C4])" office:value-type="percentage" office:value="0.455493415078202" calcext:value-type="percentage">
            <text:p>45,55 %</text:p>
          </table:table-cell>
          <table:table-cell table:style-name="ce9" table:formula="of:=[.L4]/([.B4]-[.C4]-[.E4])" office:value-type="percentage" office:value="0.48364975966366" calcext:value-type="percentage">
            <text:p>48,36 %</text:p>
          </table:table-cell>
          <table:table-cell table:number-columns-repeated="1009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4" office:value-type="float" office:value="47568693" calcext:value-type="float">
            <text:p>47568693</text:p>
          </table:table-cell>
          <table:table-cell table:style-name="ce4" office:value-type="float" office:value="12101366" calcext:value-type="float">
            <text:p>12101366</text:p>
          </table:table-cell>
          <table:table-cell table:style-name="ce6" table:formula="of:=[.C5]/[.B5]" office:value-type="percentage" office:value="0.254397698082644" calcext:value-type="percentage">
            <text:p>25,44 %</text:p>
          </table:table-cell>
          <table:table-cell table:style-name="ce8" table:formula="of:=3021499+1064225" office:value-type="float" office:value="4085724" calcext:value-type="float">
            <text:p>4085724</text:p>
          </table:table-cell>
          <table:table-cell table:style-name="ce9" table:formula="of:=[.E5]/[.B5]" office:value-type="percentage" office:value="0.0858910292111663" calcext:value-type="percentage">
            <text:p>8,59 %</text:p>
          </table:table-cell>
          <table:table-cell table:style-name="ce9" table:formula="of:=[.E5]/([.B5]-[.C5])" office:value-type="percentage" office:value="0.115196840179132" calcext:value-type="percentage">
            <text:p>11,52 %</text:p>
          </table:table-cell>
          <table:table-cell table:style-name="ce4" office:value-type="float" office:value="20743128" calcext:value-type="float">
            <text:p>20743128</text:p>
          </table:table-cell>
          <table:table-cell table:style-name="ce10" table:formula="of:=[.H5]/[.B5]" office:value-type="percentage" office:value="0.436066805535313" calcext:value-type="percentage">
            <text:p>43,61 %</text:p>
          </table:table-cell>
          <table:table-cell table:style-name="ce10" table:formula="of:=[.H5]/([.B5]-[.C5])" office:value-type="percentage" office:value="0.584851742562951" calcext:value-type="percentage">
            <text:p>58,49 %</text:p>
          </table:table-cell>
          <table:table-cell table:style-name="ce10" table:formula="of:=[.H5]/([.B5]-[.C5]-[.E5])" office:value-type="percentage" office:value="0.660996444318029" calcext:value-type="percentage">
            <text:p>66,10 %</text:p>
          </table:table-cell>
          <table:table-cell table:style-name="ce4" office:value-type="float" office:value="10638475" calcext:value-type="float">
            <text:p>10638475</text:p>
          </table:table-cell>
          <table:table-cell table:style-name="ce6" table:formula="of:=[.L5]/[.B5]" office:value-type="percentage" office:value="0.223644467170876" calcext:value-type="percentage">
            <text:p>22,36 %</text:p>
          </table:table-cell>
          <table:table-cell table:style-name="ce9" table:formula="of:=[.L5]/([.B5]-[.C5])" office:value-type="percentage" office:value="0.299951417257917" calcext:value-type="percentage">
            <text:p>30,00 %</text:p>
          </table:table-cell>
          <table:table-cell table:style-name="ce9" table:formula="of:=[.L5]/([.B5]-[.C5]-[.E5])" office:value-type="percentage" office:value="0.339003555681971" calcext:value-type="percentage">
            <text:p>33,90 %</text:p>
          </table:table-cell>
          <table:table-cell table:number-columns-repeated="1009"/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4" office:value-type="float" office:value="48752500" calcext:value-type="float">
            <text:p>48752500</text:p>
          </table:table-cell>
          <table:table-cell table:style-name="ce4" office:value-type="float" office:value="13656109" calcext:value-type="float">
            <text:p>13656109</text:p>
          </table:table-cell>
          <table:table-cell table:style-name="ce6" table:formula="of:=[.C6]/[.B6]" office:value-type="percentage" office:value="0.280110948156505" calcext:value-type="percentage">
            <text:p>28,01 %</text:p>
          </table:table-cell>
          <table:table-cell table:style-name="ce8" table:formula="of:=2228044+790946" office:value-type="float" office:value="3018990" calcext:value-type="float">
            <text:p>3018990</text:p>
          </table:table-cell>
          <table:table-cell table:style-name="ce9" table:formula="of:=[.E6]/[.B6]" office:value-type="percentage" office:value="0.0619248243679811" calcext:value-type="percentage">
            <text:p>6,19 %</text:p>
          </table:table-cell>
          <table:table-cell table:style-name="ce9" table:formula="of:=[.E6]/([.B6]-[.C6])" office:value-type="percentage" office:value="0.0860199557270718" calcext:value-type="percentage">
            <text:p>8,60 %</text:p>
          </table:table-cell>
          <table:table-cell table:style-name="ce4" office:value-type="float" office:value="18779641" calcext:value-type="float">
            <text:p>18779641</text:p>
          </table:table-cell>
          <table:table-cell table:style-name="ce10" table:formula="of:=[.H6]/[.B6]" office:value-type="percentage" office:value="0.385203651094816" calcext:value-type="percentage">
            <text:p>38,52 %</text:p>
          </table:table-cell>
          <table:table-cell table:style-name="ce10" table:formula="of:=[.H6]/([.B6]-[.C6])" office:value-type="percentage" office:value="0.535087525096241" calcext:value-type="percentage">
            <text:p>53,51 %</text:p>
          </table:table-cell>
          <table:table-cell table:style-name="ce10" table:formula="of:=[.H6]/([.B6]-[.C6]-[.E6])" office:value-type="percentage" office:value="0.585447711303045" calcext:value-type="percentage">
            <text:p>58,54 %</text:p>
          </table:table-cell>
          <table:table-cell table:style-name="ce4" office:value-type="float" office:value="13297760" calcext:value-type="float">
            <text:p>13297760</text:p>
          </table:table-cell>
          <table:table-cell table:style-name="ce6" table:formula="of:=[.L6]/[.B6]" office:value-type="percentage" office:value="0.272760576380698" calcext:value-type="percentage">
            <text:p>27,28 %</text:p>
          </table:table-cell>
          <table:table-cell table:style-name="ce9" table:formula="of:=[.L6]/([.B6]-[.C6])" office:value-type="percentage" office:value="0.378892519176687" calcext:value-type="percentage">
            <text:p>37,89 %</text:p>
          </table:table-cell>
          <table:table-cell table:style-name="ce9" table:formula="of:=[.L6]/([.B6]-[.C6]-[.E6])" office:value-type="percentage" office:value="0.414552288696955" calcext:value-type="percentage">
            <text:p>41,46 %</text:p>
          </table:table-cell>
          <table:table-cell table:number-columns-repeated="100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22:27:47.143227934</meta:creation-date>
    <dc:date>2022-04-25T02:45:39.490465043</dc:date>
    <meta:editing-duration>PT14M</meta:editing-duration>
    <meta:editing-cycles>4</meta:editing-cycles>
    <meta:generator>LibreOffice/6.4.7.2$Linux_X86_64 LibreOffice_project/40$Build-2</meta:generator>
    <meta:document-statistic meta:table-count="1" meta:cell-count="8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28cm" svg:y="0.316cm" chart:style-name="ch2">
          <text:p>Répartition des inscrits</text:p>
        </chart:title>
        <chart:legend chart:legend-position="end" svg:x="13.075cm" svg:y="3.454cm" style:legend-expansion="high" chart:style-name="ch3"/>
        <chart:plot-area chart:style-name="ch4" table:cell-range-address="Feuille1.A1:Feuille1.A6 Feuille1.C1:Feuille1.C6 Feuille1.E1:Feuille1.E6 Feuille1.L1:Feuille1.L6 Feuille1.H1:Feuille1.H6" chart:data-source-has-labels="both" svg:x="0.32cm" svg:y="1.275cm" svg:width="12.435cm" svg:height="7.545cm">
          <chartooo:coordinate-region svg:x="1.312cm" svg:y="1.275cm" svg:width="10.952cm" svg:height="6.898cm"/>
          <chart:axis chart:dimension="x" chart:name="primary-x" chart:style-name="ch5" chartooo:axis-type="auto">
            <chartooo:date-scale/>
            <chart:categories table:cell-range-address="Feuille1.A2:Feuille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2:Feuille1.C6" chart:label-cell-address="Feuille1.C1:Feuille1.C1" chart:class="chart:bar">
            <chart:data-point chart:repeated="5"/>
          </chart:series>
          <chart:series chart:style-name="ch9" chart:values-cell-range-address="Feuille1.E2:Feuille1.E6" chart:label-cell-address="Feuille1.E1:Feuille1.E1" chart:class="chart:bar">
            <chart:data-point chart:repeated="4"/>
            <chart:data-point chart:style-name="ch10"/>
          </chart:series>
          <chart:series chart:style-name="ch11" chart:values-cell-range-address="Feuille1.L2:Feuille1.L6" chart:label-cell-address="Feuille1.L1:Feuille1.L1" chart:class="chart:bar">
            <chart:data-point chart:repeated="5"/>
          </chart:series>
          <chart:series chart:style-name="ch12" chart:values-cell-range-address="Feuille1.H2:Feuille1.H6" chart:label-cell-address="Feuille1.H1:Feuille1.H1" chart:class="chart:bar">
            <chart:data-point chart:style-name="ch10"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tention</text:p>
                <draw:g>
                  <svg:desc>Feuille1.C1:Feuille1.C1</svg:desc>
                </draw:g>
              </table:table-cell>
              <table:table-cell office:value-type="string">
                <text:p>Blancs + Nuls</text:p>
                <draw:g>
                  <svg:desc>Feuille1.E1:Feuille1.E1</svg:desc>
                </draw:g>
              </table:table-cell>
              <table:table-cell office:value-type="string">
                <text:p>Perdant</text:p>
                <draw:g>
                  <svg:desc>Feuille1.L1:Feuille1.L1</svg:desc>
                </draw:g>
              </table:table-cell>
              <table:table-cell office:value-type="string">
                <text:p>Gagnant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Feuille1.A2:Feuille1.A6</svg:desc>
                </draw:g>
              </table:table-cell>
              <table:table-cell office:value-type="float" office:value="8359440">
                <text:p>8359440</text:p>
                <draw:g>
                  <svg:desc>Feuille1.C2:Feuille1.C6</svg:desc>
                </draw:g>
              </table:table-cell>
              <table:table-cell office:value-type="float" office:value="1769904">
                <text:p>1769904</text:p>
                <draw:g>
                  <svg:desc>Feuille1.E2:Feuille1.E6</svg:desc>
                </draw:g>
              </table:table-cell>
              <table:table-cell office:value-type="float" office:value="5525034">
                <text:p>5525034</text:p>
                <draw:g>
                  <svg:desc>Feuille1.L2:Feuille1.L6</svg:desc>
                </draw:g>
              </table:table-cell>
              <table:table-cell office:value-type="float" office:value="25537894">
                <text:p>25537894</text:p>
                <draw:g>
                  <svg:desc>Feuille1.H2:Feuille1.H6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130729">
                <text:p>7130729</text:p>
              </table:table-cell>
              <table:table-cell office:value-type="float" office:value="1568426">
                <text:p>1568426</text:p>
              </table:table-cell>
              <table:table-cell office:value-type="float" office:value="16790440">
                <text:p>16790440</text:p>
              </table:table-cell>
              <table:table-cell office:value-type="float" office:value="18983138">
                <text:p>1898313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49998">
                <text:p>9049998</text:p>
              </table:table-cell>
              <table:table-cell office:value-type="float" office:value="2154956">
                <text:p>2154956</text:p>
              </table:table-cell>
              <table:table-cell office:value-type="float" office:value="16860685">
                <text:p>16860685</text:p>
              </table:table-cell>
              <table:table-cell office:value-type="float" office:value="18000668">
                <text:p>1800066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2101366">
                <text:p>12101366</text:p>
              </table:table-cell>
              <table:table-cell office:value-type="float" office:value="4085724">
                <text:p>4085724</text:p>
              </table:table-cell>
              <table:table-cell office:value-type="float" office:value="10638475">
                <text:p>10638475</text:p>
              </table:table-cell>
              <table:table-cell office:value-type="float" office:value="20743128">
                <text:p>2074312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3656109">
                <text:p>13656109</text:p>
              </table:table-cell>
              <table:table-cell office:value-type="float" office:value="3018990">
                <text:p>3018990</text:p>
              </table:table-cell>
              <table:table-cell office:value-type="float" office:value="13297760">
                <text:p>13297760</text:p>
              </table:table-cell>
              <table:table-cell office:value-type="float" office:value="18779641">
                <text:p>18779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Répartition des voix</text:p>
        </chart:title>
        <chart:legend chart:legend-position="end" svg:x="13.075cm" svg:y="3.454cm" style:legend-expansion="high" chart:style-name="ch3"/>
        <chart:plot-area chart:style-name="ch4" table:cell-range-address="Feuille1.A2:Feuille1.A6 Feuille1.C1:Feuille1.C6 Feuille1.E1:Feuille1.E6 Feuille1.L1:Feuille1.L6 Feuille1.H1:Feuille1.H6" chart:data-source-has-labels="both" svg:x="0.32cm" svg:y="1.275cm" svg:width="12.435cm" svg:height="7.545cm">
          <chartooo:coordinate-region svg:x="1.312cm" svg:y="1.275cm" svg:width="10.595cm" svg:height="6.898cm"/>
          <chart:axis chart:dimension="x" chart:name="primary-x" chart:style-name="ch5" chartooo:axis-type="auto">
            <chartooo:date-scale/>
            <chart:categories table:cell-range-address="Feuille1.A2:Feuille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2:Feuille1.C6" chart:label-cell-address="Feuille1.C1:Feuille1.C1" chart:class="chart:bar">
            <chart:data-point chart:repeated="5"/>
          </chart:series>
          <chart:series chart:style-name="ch9" chart:values-cell-range-address="Feuille1.E2:Feuille1.E6" chart:label-cell-address="Feuille1.E1:Feuille1.E1" chart:class="chart:bar">
            <chart:data-point chart:repeated="5"/>
          </chart:series>
          <chart:series chart:style-name="ch10" chart:values-cell-range-address="Feuille1.L2:Feuille1.L6" chart:label-cell-address="Feuille1.L1:Feuille1.L1" chart:class="chart:bar">
            <chart:data-point chart:repeated="5"/>
          </chart:series>
          <chart:series chart:style-name="ch11" chart:values-cell-range-address="Feuille1.H2:Feuille1.H6" chart:label-cell-address="Feuille1.H1:Feuille1.H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tention</text:p>
                <draw:g>
                  <svg:desc>Feuille1.C1:Feuille1.C1</svg:desc>
                </draw:g>
              </table:table-cell>
              <table:table-cell office:value-type="string">
                <text:p>Blancs + Nuls</text:p>
                <draw:g>
                  <svg:desc>Feuille1.E1:Feuille1.E1</svg:desc>
                </draw:g>
              </table:table-cell>
              <table:table-cell office:value-type="string">
                <text:p>Perdant</text:p>
                <draw:g>
                  <svg:desc>Feuille1.L1:Feuille1.L1</svg:desc>
                </draw:g>
              </table:table-cell>
              <table:table-cell office:value-type="string">
                <text:p>Gagnant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Feuille1.A2:Feuille1.A6</svg:desc>
                </draw:g>
              </table:table-cell>
              <table:table-cell office:value-type="float" office:value="8359440">
                <text:p>8359440</text:p>
                <draw:g>
                  <svg:desc>Feuille1.C2:Feuille1.C6</svg:desc>
                </draw:g>
              </table:table-cell>
              <table:table-cell office:value-type="float" office:value="1769904">
                <text:p>1769904</text:p>
                <draw:g>
                  <svg:desc>Feuille1.E2:Feuille1.E6</svg:desc>
                </draw:g>
              </table:table-cell>
              <table:table-cell office:value-type="float" office:value="5525034">
                <text:p>5525034</text:p>
                <draw:g>
                  <svg:desc>Feuille1.L2:Feuille1.L6</svg:desc>
                </draw:g>
              </table:table-cell>
              <table:table-cell office:value-type="float" office:value="25537894">
                <text:p>25537894</text:p>
                <draw:g>
                  <svg:desc>Feuille1.H2:Feuille1.H6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130729">
                <text:p>7130729</text:p>
              </table:table-cell>
              <table:table-cell office:value-type="float" office:value="1568426">
                <text:p>1568426</text:p>
              </table:table-cell>
              <table:table-cell office:value-type="float" office:value="16790440">
                <text:p>16790440</text:p>
              </table:table-cell>
              <table:table-cell office:value-type="float" office:value="18983138">
                <text:p>1898313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49998">
                <text:p>9049998</text:p>
              </table:table-cell>
              <table:table-cell office:value-type="float" office:value="2154956">
                <text:p>2154956</text:p>
              </table:table-cell>
              <table:table-cell office:value-type="float" office:value="16860685">
                <text:p>16860685</text:p>
              </table:table-cell>
              <table:table-cell office:value-type="float" office:value="18000668">
                <text:p>1800066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2101366">
                <text:p>12101366</text:p>
              </table:table-cell>
              <table:table-cell office:value-type="float" office:value="4085724">
                <text:p>4085724</text:p>
              </table:table-cell>
              <table:table-cell office:value-type="float" office:value="10638475">
                <text:p>10638475</text:p>
              </table:table-cell>
              <table:table-cell office:value-type="float" office:value="20743128">
                <text:p>2074312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3656109">
                <text:p>13656109</text:p>
              </table:table-cell>
              <table:table-cell office:value-type="float" office:value="3018990">
                <text:p>3018990</text:p>
              </table:table-cell>
              <table:table-cell office:value-type="float" office:value="13297760">
                <text:p>13297760</text:p>
              </table:table-cell>
              <table:table-cell office:value-type="float" office:value="18779641">
                <text:p>187796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28cm" svg:y="0.316cm" chart:style-name="ch2">
          <text:p>Répartition des votants</text:p>
        </chart:title>
        <chart:legend chart:legend-position="end" svg:x="13.075cm" svg:y="3.703cm" style:legend-expansion="high" chart:style-name="ch3"/>
        <chart:plot-area chart:style-name="ch4" table:cell-range-address="Feuille1.A2:Feuille1.A6 Feuille1.E1:Feuille1.E6 Feuille1.L1:Feuille1.L6 Feuille1.H1:Feuille1.H6" chart:data-source-has-labels="both" svg:x="0.32cm" svg:y="1.275cm" svg:width="12.435cm" svg:height="7.545cm">
          <chartooo:coordinate-region svg:x="1.312cm" svg:y="1.275cm" svg:width="10.952cm" svg:height="6.898cm"/>
          <chart:axis chart:dimension="x" chart:name="primary-x" chart:style-name="ch5" chartooo:axis-type="auto">
            <chartooo:date-scale/>
            <chart:categories table:cell-range-address="Feuille1.A2:Feuille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2:Feuille1.E6" chart:label-cell-address="Feuille1.E1:Feuille1.E1" chart:class="chart:bar">
            <chart:data-point chart:repeated="5"/>
          </chart:series>
          <chart:series chart:style-name="ch9" chart:values-cell-range-address="Feuille1.L2:Feuille1.L6" chart:label-cell-address="Feuille1.L1:Feuille1.L1" chart:class="chart:bar">
            <chart:data-point chart:repeated="5"/>
          </chart:series>
          <chart:series chart:style-name="ch10" chart:values-cell-range-address="Feuille1.H2:Feuille1.H6" chart:label-cell-address="Feuille1.H1:Feuille1.H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ncs + Nuls</text:p>
                <draw:g>
                  <svg:desc>Feuille1.E1:Feuille1.E1</svg:desc>
                </draw:g>
              </table:table-cell>
              <table:table-cell office:value-type="string">
                <text:p>Perdant</text:p>
                <draw:g>
                  <svg:desc>Feuille1.L1:Feuille1.L1</svg:desc>
                </draw:g>
              </table:table-cell>
              <table:table-cell office:value-type="string">
                <text:p>Gagnant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Feuille1.A2:Feuille1.A6</svg:desc>
                </draw:g>
              </table:table-cell>
              <table:table-cell office:value-type="float" office:value="1769904">
                <text:p>1769904</text:p>
                <draw:g>
                  <svg:desc>Feuille1.E2:Feuille1.E6</svg:desc>
                </draw:g>
              </table:table-cell>
              <table:table-cell office:value-type="float" office:value="5525034">
                <text:p>5525034</text:p>
                <draw:g>
                  <svg:desc>Feuille1.L2:Feuille1.L6</svg:desc>
                </draw:g>
              </table:table-cell>
              <table:table-cell office:value-type="float" office:value="25537894">
                <text:p>25537894</text:p>
                <draw:g>
                  <svg:desc>Feuille1.H2:Feuille1.H6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568426">
                <text:p>1568426</text:p>
              </table:table-cell>
              <table:table-cell office:value-type="float" office:value="16790440">
                <text:p>16790440</text:p>
              </table:table-cell>
              <table:table-cell office:value-type="float" office:value="18983138">
                <text:p>1898313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154956">
                <text:p>2154956</text:p>
              </table:table-cell>
              <table:table-cell office:value-type="float" office:value="16860685">
                <text:p>16860685</text:p>
              </table:table-cell>
              <table:table-cell office:value-type="float" office:value="18000668">
                <text:p>1800066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085724">
                <text:p>4085724</text:p>
              </table:table-cell>
              <table:table-cell office:value-type="float" office:value="10638475">
                <text:p>10638475</text:p>
              </table:table-cell>
              <table:table-cell office:value-type="float" office:value="20743128">
                <text:p>2074312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3018990">
                <text:p>3018990</text:p>
              </table:table-cell>
              <table:table-cell office:value-type="float" office:value="13297760">
                <text:p>13297760</text:p>
              </table:table-cell>
              <table:table-cell office:value-type="float" office:value="18779641">
                <text:p>187796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04cm" svg:y="0.316cm" chart:style-name="ch2">
          <text:p>Évolution des voix</text:p>
        </chart:title>
        <chart:legend chart:legend-position="end" svg:x="13.075cm" svg:y="3.454cm" style:legend-expansion="high" chart:style-name="ch3"/>
        <chart:plot-area chart:style-name="ch4" table:cell-range-address="Feuille1.A2:Feuille1.A6 Feuille1.C1:Feuille1.C6 Feuille1.E1:Feuille1.E6 Feuille1.L1:Feuille1.L6 Feuille1.H1:Feuille1.H6" chart:data-source-has-labels="both" svg:x="0.32cm" svg:y="1.275cm" svg:width="12.435cm" svg:height="7.545cm">
          <chartooo:coordinate-region svg:x="2.264cm" svg:y="1.474cm" svg:width="10.491cm" svg:height="6.699cm"/>
          <chart:axis chart:dimension="x" chart:name="primary-x" chart:style-name="ch5" chartooo:axis-type="auto">
            <chartooo:date-scale/>
            <chart:categories table:cell-range-address="Feuille1.A2:Feuille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2:Feuille1.C6" chart:label-cell-address="Feuille1.C1:Feuille1.C1" chart:class="chart:bar">
            <chart:data-point chart:repeated="5"/>
          </chart:series>
          <chart:series chart:style-name="ch9" chart:values-cell-range-address="Feuille1.E2:Feuille1.E6" chart:label-cell-address="Feuille1.E1:Feuille1.E1" chart:class="chart:bar">
            <chart:data-point chart:repeated="5"/>
          </chart:series>
          <chart:series chart:style-name="ch10" chart:values-cell-range-address="Feuille1.L2:Feuille1.L6" chart:label-cell-address="Feuille1.L1:Feuille1.L1" chart:class="chart:bar">
            <chart:data-point chart:repeated="5"/>
          </chart:series>
          <chart:series chart:style-name="ch11" chart:values-cell-range-address="Feuille1.H2:Feuille1.H6" chart:label-cell-address="Feuille1.H1:Feuille1.H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tention</text:p>
                <draw:g>
                  <svg:desc>Feuille1.C1:Feuille1.C1</svg:desc>
                </draw:g>
              </table:table-cell>
              <table:table-cell office:value-type="string">
                <text:p>Blancs + Nuls</text:p>
                <draw:g>
                  <svg:desc>Feuille1.E1:Feuille1.E1</svg:desc>
                </draw:g>
              </table:table-cell>
              <table:table-cell office:value-type="string">
                <text:p>Perdant</text:p>
                <draw:g>
                  <svg:desc>Feuille1.L1:Feuille1.L1</svg:desc>
                </draw:g>
              </table:table-cell>
              <table:table-cell office:value-type="string">
                <text:p>Gagnant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Feuille1.A2:Feuille1.A6</svg:desc>
                </draw:g>
              </table:table-cell>
              <table:table-cell office:value-type="float" office:value="8359440">
                <text:p>8359440</text:p>
                <draw:g>
                  <svg:desc>Feuille1.C2:Feuille1.C6</svg:desc>
                </draw:g>
              </table:table-cell>
              <table:table-cell office:value-type="float" office:value="1769904">
                <text:p>1769904</text:p>
                <draw:g>
                  <svg:desc>Feuille1.E2:Feuille1.E6</svg:desc>
                </draw:g>
              </table:table-cell>
              <table:table-cell office:value-type="float" office:value="5525034">
                <text:p>5525034</text:p>
                <draw:g>
                  <svg:desc>Feuille1.L2:Feuille1.L6</svg:desc>
                </draw:g>
              </table:table-cell>
              <table:table-cell office:value-type="float" office:value="25537894">
                <text:p>25537894</text:p>
                <draw:g>
                  <svg:desc>Feuille1.H2:Feuille1.H6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130729">
                <text:p>7130729</text:p>
              </table:table-cell>
              <table:table-cell office:value-type="float" office:value="1568426">
                <text:p>1568426</text:p>
              </table:table-cell>
              <table:table-cell office:value-type="float" office:value="16790440">
                <text:p>16790440</text:p>
              </table:table-cell>
              <table:table-cell office:value-type="float" office:value="18983138">
                <text:p>1898313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49998">
                <text:p>9049998</text:p>
              </table:table-cell>
              <table:table-cell office:value-type="float" office:value="2154956">
                <text:p>2154956</text:p>
              </table:table-cell>
              <table:table-cell office:value-type="float" office:value="16860685">
                <text:p>16860685</text:p>
              </table:table-cell>
              <table:table-cell office:value-type="float" office:value="18000668">
                <text:p>1800066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2101366">
                <text:p>12101366</text:p>
              </table:table-cell>
              <table:table-cell office:value-type="float" office:value="4085724">
                <text:p>4085724</text:p>
              </table:table-cell>
              <table:table-cell office:value-type="float" office:value="10638475">
                <text:p>10638475</text:p>
              </table:table-cell>
              <table:table-cell office:value-type="float" office:value="20743128">
                <text:p>2074312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3656109">
                <text:p>13656109</text:p>
              </table:table-cell>
              <table:table-cell office:value-type="float" office:value="3018990">
                <text:p>3018990</text:p>
              </table:table-cell>
              <table:table-cell office:value-type="float" office:value="13297760">
                <text:p>13297760</text:p>
              </table:table-cell>
              <table:table-cell office:value-type="float" office:value="18779641">
                <text:p>187796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 3 2" chart:style-name="ch1">
        <chart:title svg:x="4.451cm" svg:y="0.316cm" chart:style-name="ch2">
          <text:p>Évolution de la proportion d'inscrits</text:p>
        </chart:title>
        <chart:legend chart:legend-position="end" svg:x="11.726cm" svg:y="3.454cm" style:legend-expansion="high" chart:style-name="ch3"/>
        <chart:plot-area chart:style-name="ch4" table:cell-range-address="Feuille1.A2:Feuille1.A6 Feuille1.D1:Feuille1.D6 Feuille1.F1:Feuille1.F6 Feuille1.M1:Feuille1.M6 Feuille1.I1:Feuille1.I6" chart:data-source-has-labels="both" svg:x="0.32cm" svg:y="1.275cm" svg:width="11.086cm" svg:height="7.545cm">
          <chartooo:coordinate-region svg:x="1.841cm" svg:y="1.474cm" svg:width="9.565cm" svg:height="6.699cm"/>
          <chart:axis chart:dimension="x" chart:name="primary-x" chart:style-name="ch5" chartooo:axis-type="auto">
            <chartooo:date-scale/>
            <chart:categories table:cell-range-address="Feuille1.A2:Feuille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D2:Feuille1.D6" chart:label-cell-address="Feuille1.D1:Feuille1.D1" chart:class="chart:bar">
            <chart:data-point chart:repeated="5"/>
          </chart:series>
          <chart:series chart:style-name="ch9" chart:values-cell-range-address="Feuille1.F2:Feuille1.F6" chart:label-cell-address="Feuille1.F1:Feuille1.F1" chart:class="chart:bar">
            <chart:data-point chart:repeated="5"/>
          </chart:series>
          <chart:series chart:style-name="ch10" chart:values-cell-range-address="Feuille1.M2:Feuille1.M6" chart:label-cell-address="Feuille1.M1:Feuille1.M1" chart:class="chart:bar">
            <chart:data-point chart:repeated="4"/>
            <chart:data-point chart:style-name="ch11"/>
          </chart:series>
          <chart:series chart:style-name="ch12" chart:values-cell-range-address="Feuille1.I2:Feuille1.I6" chart:label-cell-address="Feuille1.I1:Feuille1.I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Abstention / Inscrits</text:p>
                <draw:g>
                  <svg:desc>Feuille1.D1:Feuille1.D1</svg:desc>
                </draw:g>
              </table:table-cell>
              <table:table-cell office:value-type="string">
                <text:p>% Blancs / Inscrits</text:p>
                <draw:g>
                  <svg:desc>Feuille1.F1:Feuille1.F1</svg:desc>
                </draw:g>
              </table:table-cell>
              <table:table-cell office:value-type="string">
                <text:p>% Perdant / Inscrits</text:p>
                <draw:g>
                  <svg:desc>Feuille1.M1:Feuille1.M1</svg:desc>
                </draw:g>
              </table:table-cell>
              <table:table-cell office:value-type="string">
                <text:p>% Gagnant / Inscrits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Feuille1.A2:Feuille1.A6</svg:desc>
                </draw:g>
              </table:table-cell>
              <table:table-cell office:value-type="float" office:value="0.202937094608426">
                <text:p>0.202937094608426</text:p>
                <draw:g>
                  <svg:desc>Feuille1.D2:Feuille1.D6</svg:desc>
                </draw:g>
              </table:table-cell>
              <table:table-cell office:value-type="float" office:value="0.0429668943728086">
                <text:p>0.0429668943728086</text:p>
                <draw:g>
                  <svg:desc>Feuille1.F2:Feuille1.F6</svg:desc>
                </draw:g>
              </table:table-cell>
              <table:table-cell office:value-type="float" office:value="0.134127925742965">
                <text:p>0.134127925742965</text:p>
                <draw:g>
                  <svg:desc>Feuille1.M2:Feuille1.M6</svg:desc>
                </draw:g>
              </table:table-cell>
              <table:table-cell office:value-type="float" office:value="0.619968085275801">
                <text:p>0.619968085275801</text:p>
                <draw:g>
                  <svg:desc>Feuille1.I2:Feuille1.I6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160339347707729">
                <text:p>0.160339347707729</text:p>
              </table:table-cell>
              <table:table-cell office:value-type="float" office:value="0.0352671377313375">
                <text:p>0.0352671377313375</text:p>
              </table:table-cell>
              <table:table-cell office:value-type="float" office:value="0.377544595696424">
                <text:p>0.377544595696424</text:p>
              </table:table-cell>
              <table:table-cell office:value-type="float" office:value="0.42684891886451">
                <text:p>0.4268489188645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196455904312017">
                <text:p>0.196455904312017</text:p>
              </table:table-cell>
              <table:table-cell office:value-type="float" office:value="0.0467794390377332">
                <text:p>0.0467794390377332</text:p>
              </table:table-cell>
              <table:table-cell office:value-type="float" office:value="0.366009044310845">
                <text:p>0.366009044310845</text:p>
              </table:table-cell>
              <table:table-cell office:value-type="float" office:value="0.390755612339405">
                <text:p>0.39075561233940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254397698082644">
                <text:p>0.254397698082644</text:p>
              </table:table-cell>
              <table:table-cell office:value-type="float" office:value="0.0858910292111663">
                <text:p>0.0858910292111663</text:p>
              </table:table-cell>
              <table:table-cell office:value-type="float" office:value="0.223644467170876">
                <text:p>0.223644467170876</text:p>
              </table:table-cell>
              <table:table-cell office:value-type="float" office:value="0.436066805535313">
                <text:p>0.43606680553531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280110948156505">
                <text:p>0.280110948156505</text:p>
              </table:table-cell>
              <table:table-cell office:value-type="float" office:value="0.0619248243679811">
                <text:p>0.0619248243679811</text:p>
              </table:table-cell>
              <table:table-cell office:value-type="float" office:value="0.272760576380698">
                <text:p>0.272760576380698</text:p>
              </table:table-cell>
              <table:table-cell office:value-type="float" office:value="0.385203651094816">
                <text:p>0.3852036510948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